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erializer.HTMLSerializer( OutputStream output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Serializer.startElement( String namespaceURI , String localName , String rawName , Attributes attr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HTMLSerializer.charact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Serializer.endElementIO( String namespaceURI , String localName , String rawNam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HTMLSerializer.setXHTMLNamespace( String new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startElement( String tagName , AttributeList attr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HTMLSerializer.HTML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HTMLSerializer( Writer writer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Serializer.escap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Serializer.end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characters( char [ ] char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Serializer.setOutputFormat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HTMLSerializer( boolean xhtml , Output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Serializer.endElement( String namespaceURI , String localName , String ra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Serializer.serializeElement( Element elem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HTMLSerializer.getEntityRef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erializer.startDocument( String rootTag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HTMLSerializer.HTMLSerializer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